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9000002E11C47D3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2.5cm" svg:height="20cm" svg:x="4cm" svg:y="2.5cm">
          <draw:image xlink:href="Pictures/1000020100000229000002E11C47D397.png" xlink:type="simple" xlink:show="embed" xlink:actuate="onLoad">
            <text:p/>
          </draw:image>
        </draw:frame>
        <draw:rect draw:style-name="gr2" draw:text-style-name="P2" draw:layer="layout" svg:width="2.345cm" svg:height="1.493cm" svg:x="16.655cm" svg:y="5.007cm">
          <text:p text:style-name="P2"><text:span text:style-name="T1">43691=</text:span></text:p>
          <text:p text:style-name="P2"><text:span text:style-name="T1">0xAAAB</text:span></text:p>
        </draw:rect>
        <draw:rect draw:style-name="gr2" draw:text-style-name="P3" draw:layer="layout" svg:width="4.845cm" svg:height="0.993cm" svg:x="14.955cm" svg:y="7.507cm">
          <text:p text:style-name="P3"><text:span text:style-name="T2">Ori((LUi 0x2AAA), 0xAAAB)</text:span></text:p>
          <text:p text:style-name="P3"><text:span text:style-name="T2"><text:s/></text:span><text:span text:style-name="T2">= 0x2AAAAAAB</text:span></text:p>
        </draw:rect>
        <draw:rect draw:style-name="gr2" draw:text-style-name="P2" draw:layer="layout" svg:width="2.345cm" svg:height="1.493cm" svg:x="14.155cm" svg:y="2.5cm">
          <text:p text:style-name="P2"><text:span text:style-name="T1">10922=</text:span></text:p>
          <text:p text:style-name="P2"><text:span text:style-name="T1">0x2AAA</text:span></text:p>
        </draw:rect>
        <draw:rect draw:style-name="gr2" draw:text-style-name="P3" draw:layer="layout" svg:width="4cm" svg:height="0.993cm" svg:x="1.5cm" svg:y="10.507cm">
          <text:p text:style-name="P3"><text:span text:style-name="T2">0xC*0x2AAAAAAB</text:span></text:p>
          <text:p text:style-name="P3"><text:span text:style-name="T2"><text:s/></text:span><text:span text:style-name="T2">= 0x2,00000004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12-09T22:13:48</dc:date>
    <dc:creator>Chung-Shu Chen</dc:creator>
    <meta:generator>OpenOffice.org/3.3$Unix OpenOffice.org_project/330m20$Build-9567</meta:generator>
    <meta:editing-duration>PT14M4S</meta:editing-duration>
    <meta:editing-cycles>1</meta:editing-cycles>
    <meta:document-statistic meta:object-count="5"/>
  </office:meta>
</office:document-meta>
</file>